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withoutfill">
      <style:graphic-properties svg:stroke-width="0.053cm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fill-color="#729fc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objectwithoutfill">
      <style:graphic-properties draw:fill="none" draw:fill-color="#729fcf" draw:textarea-vertical-align="middle"/>
    </style:style>
    <style:style style:name="gr9" style:family="graphic" style:parent-style-name="standard">
      <style:graphic-properties svg:stroke-color="#000000" draw:fill="solid" draw:fill-color="#009353" draw:textarea-horizontal-align="justify" draw:textarea-vertical-align="middle" draw:auto-grow-height="false" fo:min-height="0.75cm" fo:min-width="8.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0.75cm" fo:min-width="5.5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0.75cm" fo:min-width="11.5cm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draw:stroke="none" svg:stroke-color="#000000" draw:fill="none" draw:fill-color="#ffffff" fo:min-height="0.357cm"/>
    </style:style>
    <style:style style:name="gr14" style:family="graphic" style:parent-style-name="standard">
      <style:graphic-properties draw:stroke="none" svg:stroke-color="#000000" draw:fill="none" draw:fill-color="#ffffff" fo:min-height="1.069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9pt" style:font-size-complex="9pt"/>
    </style:style>
    <style:style style:name="P6" style:family="paragraph">
      <loext:graphic-properties draw:fill="solid" draw:fill-color="#009353"/>
      <style:paragraph-properties fo:text-align="center"/>
    </style:style>
    <style:style style:name="P7" style:family="paragraph">
      <loext:graphic-properties draw:fill-color="#0066b3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cm" svg:y1="11.1cm" svg:x2="28.7cm" svg:y2="11cm">
          <text:p/>
        </draw:line>
        <draw:line draw:style-name="gr1" draw:text-style-name="P1" draw:layer="layout" svg:x1="1cm" svg:y1="13.1cm" svg:x2="28.7cm" svg:y2="13cm">
          <text:p/>
        </draw:line>
        <draw:line draw:style-name="gr1" draw:text-style-name="P1" draw:layer="layout" svg:x1="1cm" svg:y1="15.1cm" svg:x2="28.7cm" svg:y2="15cm">
          <text:p/>
        </draw:line>
        <draw:frame draw:style-name="gr2" draw:text-style-name="P2" draw:layer="layout" svg:width="2.3cm" svg:height="0.963cm" svg:x="4.5cm" svg:y="4.2cm">
          <draw:text-box>
            <text:p><text:span text:style-name="T1">Fornitura da Syco Ltd</text:span></text:p>
          </draw:text-box>
        </draw:frame>
        <draw:frame draw:style-name="gr3" draw:text-style-name="P3" draw:layer="layout" svg:width="3cm" svg:height="1.2cm" svg:x="0.8cm" svg:y="12.5cm">
          <draw:text-box>
            <text:p><text:span text:style-name="T2">Ciclo economico</text:span></text:p>
          </draw:text-box>
        </draw:frame>
        <draw:frame draw:style-name="gr3" draw:text-style-name="P3" draw:layer="layout" svg:width="2.9cm" svg:height="1.2cm" svg:x="0.8cm" svg:y="14.6cm">
          <draw:text-box>
            <text:p><text:span text:style-name="T2">Ciclo Finanziario</text:span></text:p>
          </draw:text-box>
        </draw:frame>
        <draw:line draw:style-name="gr4" draw:text-style-name="P4" draw:layer="layout" svg:x1="2.5cm" svg:y1="7.705cm" svg:x2="4cm" svg:y2="7.705cm">
          <text:p/>
        </draw:line>
        <draw:line draw:style-name="gr4" draw:text-style-name="P4" draw:layer="layout" svg:x1="2.5cm" svg:y1="7.705cm" svg:x2="2.5cm" svg:y2="7.205cm">
          <text:p/>
        </draw:line>
        <draw:line draw:style-name="gr4" draw:text-style-name="P4" draw:layer="layout" svg:x1="4cm" svg:y1="7.705cm" svg:x2="4cm" svg:y2="7.405cm">
          <text:p/>
        </draw:line>
        <draw:line draw:style-name="gr4" draw:text-style-name="P4" draw:layer="layout" svg:x1="4cm" svg:y1="7.705cm" svg:x2="5.5cm" svg:y2="7.705cm">
          <text:p/>
        </draw:line>
        <draw:line draw:style-name="gr4" draw:text-style-name="P4" draw:layer="layout" svg:x1="5.5cm" svg:y1="7.705cm" svg:x2="5.5cm" svg:y2="7.205cm">
          <text:p/>
        </draw:line>
        <draw:line draw:style-name="gr4" draw:text-style-name="P4" draw:layer="layout" svg:x1="2.496cm" svg:y1="7.71cm" svg:x2="3.996cm" svg:y2="7.71cm">
          <text:p/>
        </draw:line>
        <draw:line draw:style-name="gr4" draw:text-style-name="P4" draw:layer="layout" svg:x1="2.496cm" svg:y1="7.71cm" svg:x2="2.496cm" svg:y2="7.21cm">
          <text:p/>
        </draw:line>
        <draw:line draw:style-name="gr4" draw:text-style-name="P4" draw:layer="layout" svg:x1="3.996cm" svg:y1="7.71cm" svg:x2="3.996cm" svg:y2="7.41cm">
          <text:p/>
        </draw:line>
        <draw:line draw:style-name="gr4" draw:text-style-name="P4" draw:layer="layout" svg:x1="3.996cm" svg:y1="7.71cm" svg:x2="5.496cm" svg:y2="7.71cm">
          <text:p/>
        </draw:line>
        <draw:line draw:style-name="gr4" draw:text-style-name="P4" draw:layer="layout" svg:x1="5.496cm" svg:y1="7.71cm" svg:x2="5.496cm" svg:y2="7.21cm">
          <text:p/>
        </draw:line>
        <draw:line draw:style-name="gr4" draw:text-style-name="P4" draw:layer="layout" svg:x1="5.504cm" svg:y1="7.7cm" svg:x2="7.004cm" svg:y2="7.7cm">
          <text:p/>
        </draw:line>
        <draw:line draw:style-name="gr4" draw:text-style-name="P4" draw:layer="layout" svg:x1="5.504cm" svg:y1="7.7cm" svg:x2="5.504cm" svg:y2="7.2cm">
          <text:p/>
        </draw:line>
        <draw:line draw:style-name="gr4" draw:text-style-name="P4" draw:layer="layout" svg:x1="7.004cm" svg:y1="7.7cm" svg:x2="7.004cm" svg:y2="7.4cm">
          <text:p/>
        </draw:line>
        <draw:line draw:style-name="gr4" draw:text-style-name="P4" draw:layer="layout" svg:x1="7.004cm" svg:y1="7.7cm" svg:x2="8.504cm" svg:y2="7.7cm">
          <text:p/>
        </draw:line>
        <draw:line draw:style-name="gr4" draw:text-style-name="P4" draw:layer="layout" svg:x1="8.504cm" svg:y1="7.7cm" svg:x2="8.504cm" svg:y2="7.2cm">
          <text:p/>
        </draw:line>
        <draw:line draw:style-name="gr4" draw:text-style-name="P4" draw:layer="layout" svg:x1="5.5cm" svg:y1="7.705cm" svg:x2="7cm" svg:y2="7.705cm">
          <text:p/>
        </draw:line>
        <draw:line draw:style-name="gr4" draw:text-style-name="P4" draw:layer="layout" svg:x1="5.5cm" svg:y1="7.705cm" svg:x2="5.5cm" svg:y2="7.205cm">
          <text:p/>
        </draw:line>
        <draw:line draw:style-name="gr4" draw:text-style-name="P4" draw:layer="layout" svg:x1="7cm" svg:y1="7.705cm" svg:x2="7cm" svg:y2="7.405cm">
          <text:p/>
        </draw:line>
        <draw:line draw:style-name="gr4" draw:text-style-name="P4" draw:layer="layout" svg:x1="7cm" svg:y1="7.705cm" svg:x2="8.5cm" svg:y2="7.705cm">
          <text:p/>
        </draw:line>
        <draw:line draw:style-name="gr4" draw:text-style-name="P4" draw:layer="layout" svg:x1="8.5cm" svg:y1="7.705cm" svg:x2="8.5cm" svg:y2="7.205cm">
          <text:p/>
        </draw:line>
        <draw:line draw:style-name="gr4" draw:text-style-name="P4" draw:layer="layout" svg:x1="8.5cm" svg:y1="7.705cm" svg:x2="10cm" svg:y2="7.705cm">
          <text:p/>
        </draw:line>
        <draw:line draw:style-name="gr4" draw:text-style-name="P4" draw:layer="layout" svg:x1="8.5cm" svg:y1="7.705cm" svg:x2="8.5cm" svg:y2="7.205cm">
          <text:p/>
        </draw:line>
        <draw:line draw:style-name="gr4" draw:text-style-name="P4" draw:layer="layout" svg:x1="10cm" svg:y1="7.705cm" svg:x2="10cm" svg:y2="7.405cm">
          <text:p/>
        </draw:line>
        <draw:line draw:style-name="gr4" draw:text-style-name="P4" draw:layer="layout" svg:x1="10cm" svg:y1="7.705cm" svg:x2="11.5cm" svg:y2="7.705cm">
          <text:p/>
        </draw:line>
        <draw:line draw:style-name="gr4" draw:text-style-name="P4" draw:layer="layout" svg:x1="11.5cm" svg:y1="7.705cm" svg:x2="11.5cm" svg:y2="7.205cm">
          <text:p/>
        </draw:line>
        <draw:line draw:style-name="gr4" draw:text-style-name="P4" draw:layer="layout" svg:x1="8.496cm" svg:y1="7.71cm" svg:x2="9.996cm" svg:y2="7.71cm">
          <text:p/>
        </draw:line>
        <draw:line draw:style-name="gr4" draw:text-style-name="P4" draw:layer="layout" svg:x1="8.496cm" svg:y1="7.71cm" svg:x2="8.496cm" svg:y2="7.21cm">
          <text:p/>
        </draw:line>
        <draw:line draw:style-name="gr4" draw:text-style-name="P4" draw:layer="layout" svg:x1="9.996cm" svg:y1="7.71cm" svg:x2="9.996cm" svg:y2="7.41cm">
          <text:p/>
        </draw:line>
        <draw:line draw:style-name="gr4" draw:text-style-name="P4" draw:layer="layout" svg:x1="9.996cm" svg:y1="7.71cm" svg:x2="11.496cm" svg:y2="7.71cm">
          <text:p/>
        </draw:line>
        <draw:line draw:style-name="gr4" draw:text-style-name="P4" draw:layer="layout" svg:x1="11.496cm" svg:y1="7.71cm" svg:x2="11.496cm" svg:y2="7.21cm">
          <text:p/>
        </draw:line>
        <draw:line draw:style-name="gr4" draw:text-style-name="P4" draw:layer="layout" svg:x1="11.504cm" svg:y1="7.705cm" svg:x2="13.004cm" svg:y2="7.705cm">
          <text:p/>
        </draw:line>
        <draw:line draw:style-name="gr4" draw:text-style-name="P4" draw:layer="layout" svg:x1="11.504cm" svg:y1="7.705cm" svg:x2="11.504cm" svg:y2="7.205cm">
          <text:p/>
        </draw:line>
        <draw:line draw:style-name="gr4" draw:text-style-name="P4" draw:layer="layout" svg:x1="13.004cm" svg:y1="7.705cm" svg:x2="13.004cm" svg:y2="7.405cm">
          <text:p/>
        </draw:line>
        <draw:line draw:style-name="gr4" draw:text-style-name="P4" draw:layer="layout" svg:x1="13.004cm" svg:y1="7.705cm" svg:x2="14.504cm" svg:y2="7.705cm">
          <text:p/>
        </draw:line>
        <draw:line draw:style-name="gr4" draw:text-style-name="P4" draw:layer="layout" svg:x1="14.504cm" svg:y1="7.705cm" svg:x2="14.504cm" svg:y2="7.205cm">
          <text:p/>
        </draw:line>
        <draw:line draw:style-name="gr4" draw:text-style-name="P4" draw:layer="layout" svg:x1="11.5cm" svg:y1="7.71cm" svg:x2="13cm" svg:y2="7.71cm">
          <text:p/>
        </draw:line>
        <draw:line draw:style-name="gr4" draw:text-style-name="P4" draw:layer="layout" svg:x1="11.5cm" svg:y1="7.71cm" svg:x2="11.5cm" svg:y2="7.21cm">
          <text:p/>
        </draw:line>
        <draw:line draw:style-name="gr4" draw:text-style-name="P4" draw:layer="layout" svg:x1="13cm" svg:y1="7.71cm" svg:x2="13cm" svg:y2="7.41cm">
          <text:p/>
        </draw:line>
        <draw:line draw:style-name="gr4" draw:text-style-name="P4" draw:layer="layout" svg:x1="13cm" svg:y1="7.71cm" svg:x2="14.5cm" svg:y2="7.71cm">
          <text:p/>
        </draw:line>
        <draw:line draw:style-name="gr4" draw:text-style-name="P4" draw:layer="layout" svg:x1="14.5cm" svg:y1="7.71cm" svg:x2="14.5cm" svg:y2="7.21cm">
          <text:p/>
        </draw:line>
        <draw:line draw:style-name="gr4" draw:text-style-name="P4" draw:layer="layout" svg:x1="14.5cm" svg:y1="7.705cm" svg:x2="16cm" svg:y2="7.705cm">
          <text:p/>
        </draw:line>
        <draw:line draw:style-name="gr4" draw:text-style-name="P4" draw:layer="layout" svg:x1="14.5cm" svg:y1="7.705cm" svg:x2="14.5cm" svg:y2="7.205cm">
          <text:p/>
        </draw:line>
        <draw:line draw:style-name="gr4" draw:text-style-name="P4" draw:layer="layout" svg:x1="16cm" svg:y1="7.705cm" svg:x2="16cm" svg:y2="7.405cm">
          <text:p/>
        </draw:line>
        <draw:line draw:style-name="gr4" draw:text-style-name="P4" draw:layer="layout" svg:x1="16cm" svg:y1="7.705cm" svg:x2="17.5cm" svg:y2="7.705cm">
          <text:p/>
        </draw:line>
        <draw:line draw:style-name="gr4" draw:text-style-name="P4" draw:layer="layout" svg:x1="17.5cm" svg:y1="7.705cm" svg:x2="17.5cm" svg:y2="7.205cm">
          <text:p/>
        </draw:line>
        <draw:line draw:style-name="gr4" draw:text-style-name="P4" draw:layer="layout" svg:x1="14.496cm" svg:y1="7.71cm" svg:x2="15.996cm" svg:y2="7.71cm">
          <text:p/>
        </draw:line>
        <draw:line draw:style-name="gr4" draw:text-style-name="P4" draw:layer="layout" svg:x1="14.496cm" svg:y1="7.71cm" svg:x2="14.496cm" svg:y2="7.21cm">
          <text:p/>
        </draw:line>
        <draw:line draw:style-name="gr4" draw:text-style-name="P4" draw:layer="layout" svg:x1="15.996cm" svg:y1="7.71cm" svg:x2="15.996cm" svg:y2="7.41cm">
          <text:p/>
        </draw:line>
        <draw:line draw:style-name="gr4" draw:text-style-name="P4" draw:layer="layout" svg:x1="15.996cm" svg:y1="7.71cm" svg:x2="17.496cm" svg:y2="7.71cm">
          <text:p/>
        </draw:line>
        <draw:line draw:style-name="gr4" draw:text-style-name="P4" draw:layer="layout" svg:x1="17.496cm" svg:y1="7.71cm" svg:x2="17.496cm" svg:y2="7.21cm">
          <text:p/>
        </draw:line>
        <draw:line draw:style-name="gr4" draw:text-style-name="P4" draw:layer="layout" svg:x1="17.5cm" svg:y1="7.7cm" svg:x2="19cm" svg:y2="7.7cm">
          <text:p/>
        </draw:line>
        <draw:line draw:style-name="gr4" draw:text-style-name="P4" draw:layer="layout" svg:x1="17.5cm" svg:y1="7.7cm" svg:x2="17.5cm" svg:y2="7.2cm">
          <text:p/>
        </draw:line>
        <draw:line draw:style-name="gr4" draw:text-style-name="P4" draw:layer="layout" svg:x1="19cm" svg:y1="7.7cm" svg:x2="19cm" svg:y2="7.4cm">
          <text:p/>
        </draw:line>
        <draw:line draw:style-name="gr4" draw:text-style-name="P4" draw:layer="layout" svg:x1="19cm" svg:y1="7.7cm" svg:x2="20.5cm" svg:y2="7.7cm">
          <text:p/>
        </draw:line>
        <draw:line draw:style-name="gr4" draw:text-style-name="P4" draw:layer="layout" svg:x1="20.5cm" svg:y1="7.7cm" svg:x2="20.5cm" svg:y2="7.2cm">
          <text:p/>
        </draw:line>
        <draw:line draw:style-name="gr4" draw:text-style-name="P4" draw:layer="layout" svg:x1="17.496cm" svg:y1="7.705cm" svg:x2="18.996cm" svg:y2="7.705cm">
          <text:p/>
        </draw:line>
        <draw:line draw:style-name="gr4" draw:text-style-name="P4" draw:layer="layout" svg:x1="17.496cm" svg:y1="7.705cm" svg:x2="17.496cm" svg:y2="7.205cm">
          <text:p/>
        </draw:line>
        <draw:line draw:style-name="gr4" draw:text-style-name="P4" draw:layer="layout" svg:x1="18.996cm" svg:y1="7.705cm" svg:x2="18.996cm" svg:y2="7.405cm">
          <text:p/>
        </draw:line>
        <draw:line draw:style-name="gr4" draw:text-style-name="P4" draw:layer="layout" svg:x1="18.996cm" svg:y1="7.705cm" svg:x2="20.496cm" svg:y2="7.705cm">
          <text:p/>
        </draw:line>
        <draw:line draw:style-name="gr4" draw:text-style-name="P4" draw:layer="layout" svg:x1="20.496cm" svg:y1="7.705cm" svg:x2="20.496cm" svg:y2="7.205cm">
          <text:p/>
        </draw:line>
        <draw:line draw:style-name="gr4" draw:text-style-name="P4" draw:layer="layout" svg:x1="20.5cm" svg:y1="7.7cm" svg:x2="22cm" svg:y2="7.7cm">
          <text:p/>
        </draw:line>
        <draw:line draw:style-name="gr4" draw:text-style-name="P4" draw:layer="layout" svg:x1="20.5cm" svg:y1="7.7cm" svg:x2="20.5cm" svg:y2="7.2cm">
          <text:p/>
        </draw:line>
        <draw:line draw:style-name="gr4" draw:text-style-name="P4" draw:layer="layout" svg:x1="22cm" svg:y1="7.7cm" svg:x2="22cm" svg:y2="7.4cm">
          <text:p/>
        </draw:line>
        <draw:line draw:style-name="gr4" draw:text-style-name="P4" draw:layer="layout" svg:x1="22cm" svg:y1="7.7cm" svg:x2="23.5cm" svg:y2="7.7cm">
          <text:p/>
        </draw:line>
        <draw:line draw:style-name="gr4" draw:text-style-name="P4" draw:layer="layout" svg:x1="23.5cm" svg:y1="7.7cm" svg:x2="23.5cm" svg:y2="7.2cm">
          <text:p/>
        </draw:line>
        <draw:line draw:style-name="gr4" draw:text-style-name="P4" draw:layer="layout" svg:x1="20.496cm" svg:y1="7.705cm" svg:x2="21.996cm" svg:y2="7.705cm">
          <text:p/>
        </draw:line>
        <draw:line draw:style-name="gr4" draw:text-style-name="P4" draw:layer="layout" svg:x1="20.496cm" svg:y1="7.705cm" svg:x2="20.496cm" svg:y2="7.205cm">
          <text:p/>
        </draw:line>
        <draw:line draw:style-name="gr4" draw:text-style-name="P4" draw:layer="layout" svg:x1="21.996cm" svg:y1="7.705cm" svg:x2="21.996cm" svg:y2="7.405cm">
          <text:p/>
        </draw:line>
        <draw:line draw:style-name="gr4" draw:text-style-name="P4" draw:layer="layout" svg:x1="21.996cm" svg:y1="7.705cm" svg:x2="23.496cm" svg:y2="7.705cm">
          <text:p/>
        </draw:line>
        <draw:line draw:style-name="gr4" draw:text-style-name="P4" draw:layer="layout" svg:x1="23.496cm" svg:y1="7.705cm" svg:x2="23.496cm" svg:y2="7.205cm">
          <text:p/>
        </draw:line>
        <draw:line draw:style-name="gr4" draw:text-style-name="P4" draw:layer="layout" svg:x1="23.5cm" svg:y1="7.705cm" svg:x2="25cm" svg:y2="7.705cm">
          <text:p/>
        </draw:line>
        <draw:line draw:style-name="gr4" draw:text-style-name="P4" draw:layer="layout" svg:x1="23.5cm" svg:y1="7.705cm" svg:x2="23.5cm" svg:y2="7.205cm">
          <text:p/>
        </draw:line>
        <draw:line draw:style-name="gr4" draw:text-style-name="P4" draw:layer="layout" svg:x1="25cm" svg:y1="7.705cm" svg:x2="25cm" svg:y2="7.405cm">
          <text:p/>
        </draw:line>
        <draw:line draw:style-name="gr4" draw:text-style-name="P4" draw:layer="layout" svg:x1="25cm" svg:y1="7.705cm" svg:x2="26.5cm" svg:y2="7.705cm">
          <text:p/>
        </draw:line>
        <draw:line draw:style-name="gr4" draw:text-style-name="P4" draw:layer="layout" svg:x1="26.5cm" svg:y1="7.705cm" svg:x2="26.5cm" svg:y2="7.205cm">
          <text:p/>
        </draw:line>
        <draw:line draw:style-name="gr4" draw:text-style-name="P4" draw:layer="layout" svg:x1="23.496cm" svg:y1="7.71cm" svg:x2="24.996cm" svg:y2="7.71cm">
          <text:p/>
        </draw:line>
        <draw:line draw:style-name="gr4" draw:text-style-name="P4" draw:layer="layout" svg:x1="23.496cm" svg:y1="7.71cm" svg:x2="23.496cm" svg:y2="7.21cm">
          <text:p/>
        </draw:line>
        <draw:line draw:style-name="gr4" draw:text-style-name="P4" draw:layer="layout" svg:x1="24.996cm" svg:y1="7.71cm" svg:x2="24.996cm" svg:y2="7.41cm">
          <text:p/>
        </draw:line>
        <draw:line draw:style-name="gr4" draw:text-style-name="P4" draw:layer="layout" svg:x1="24.996cm" svg:y1="7.71cm" svg:x2="26.496cm" svg:y2="7.71cm">
          <text:p/>
        </draw:line>
        <draw:line draw:style-name="gr4" draw:text-style-name="P4" draw:layer="layout" svg:x1="26.496cm" svg:y1="7.71cm" svg:x2="26.496cm" svg:y2="7.21cm">
          <text:p/>
        </draw:line>
        <draw:line draw:style-name="gr4" draw:text-style-name="P4" draw:layer="layout" svg:x1="2.5cm" svg:y1="7.706cm" svg:x2="4cm" svg:y2="7.706cm">
          <text:p/>
        </draw:line>
        <draw:line draw:style-name="gr4" draw:text-style-name="P4" draw:layer="layout" svg:x1="2.5cm" svg:y1="7.706cm" svg:x2="2.5cm" svg:y2="7.206cm">
          <text:p/>
        </draw:line>
        <draw:line draw:style-name="gr4" draw:text-style-name="P4" draw:layer="layout" svg:x1="4cm" svg:y1="7.706cm" svg:x2="4cm" svg:y2="7.406cm">
          <text:p/>
        </draw:line>
        <draw:line draw:style-name="gr4" draw:text-style-name="P4" draw:layer="layout" svg:x1="4cm" svg:y1="7.706cm" svg:x2="5.5cm" svg:y2="7.706cm">
          <text:p/>
        </draw:line>
        <draw:line draw:style-name="gr4" draw:text-style-name="P4" draw:layer="layout" svg:x1="5.5cm" svg:y1="7.706cm" svg:x2="5.5cm" svg:y2="7.206cm">
          <text:p/>
        </draw:line>
        <draw:line draw:style-name="gr4" draw:text-style-name="P4" draw:layer="layout" svg:x1="2.496cm" svg:y1="7.711cm" svg:x2="3.996cm" svg:y2="7.711cm">
          <text:p/>
        </draw:line>
        <draw:line draw:style-name="gr4" draw:text-style-name="P4" draw:layer="layout" svg:x1="2.496cm" svg:y1="7.711cm" svg:x2="2.496cm" svg:y2="7.211cm">
          <text:p/>
        </draw:line>
        <draw:line draw:style-name="gr4" draw:text-style-name="P4" draw:layer="layout" svg:x1="3.996cm" svg:y1="7.711cm" svg:x2="3.996cm" svg:y2="7.411cm">
          <text:p/>
        </draw:line>
        <draw:line draw:style-name="gr4" draw:text-style-name="P4" draw:layer="layout" svg:x1="3.996cm" svg:y1="7.711cm" svg:x2="5.496cm" svg:y2="7.711cm">
          <text:p/>
        </draw:line>
        <draw:line draw:style-name="gr4" draw:text-style-name="P4" draw:layer="layout" svg:x1="5.496cm" svg:y1="7.711cm" svg:x2="5.496cm" svg:y2="7.211cm">
          <text:p/>
        </draw:line>
        <draw:line draw:style-name="gr5" draw:text-style-name="P4" draw:layer="layout" svg:x1="1.7cm" svg:y1="7.7cm" svg:x2="28cm" svg:y2="7.7cm">
          <text:p/>
        </draw:line>
        <draw:frame draw:style-name="gr6" draw:text-style-name="P5" draw:layer="layout" svg:width="1.2cm" svg:height="1cm" svg:x="25.9cm" svg:y="7.6cm">
          <draw:text-box>
            <text:p><text:span text:style-name="T3">A</text:span></text:p>
          </draw:text-box>
        </draw:frame>
        <draw:frame draw:style-name="gr6" draw:text-style-name="P5" draw:layer="layout" svg:width="1.2cm" svg:height="1cm" svg:x="22.9cm" svg:y="7.6cm">
          <draw:text-box>
            <text:p><text:span text:style-name="T3">A</text:span></text:p>
          </draw:text-box>
        </draw:frame>
        <draw:frame draw:style-name="gr6" draw:text-style-name="P5" draw:layer="layout" svg:width="1.4cm" svg:height="1cm" svg:x="19.8cm" svg:y="7.6cm">
          <draw:text-box>
            <text:p><text:span text:style-name="T3">L</text:span></text:p>
          </draw:text-box>
        </draw:frame>
        <draw:frame draw:style-name="gr6" draw:text-style-name="P5" draw:layer="layout" svg:width="1.2cm" svg:height="1cm" svg:x="13.8cm" svg:y="7.6cm">
          <draw:text-box>
            <text:p><text:span text:style-name="T3">M</text:span></text:p>
          </draw:text-box>
        </draw:frame>
        <draw:frame draw:style-name="gr6" draw:text-style-name="P5" draw:layer="layout" svg:width="1.2cm" svg:height="1cm" svg:x="10.8cm" svg:y="7.6cm">
          <draw:text-box>
            <text:p><text:span text:style-name="T3">A</text:span></text:p>
          </draw:text-box>
        </draw:frame>
        <draw:frame draw:style-name="gr6" draw:text-style-name="P5" draw:layer="layout" svg:width="1.2cm" svg:height="1cm" svg:x="7.9cm" svg:y="7.6cm">
          <draw:text-box>
            <text:p><text:span text:style-name="T3">M</text:span></text:p>
          </draw:text-box>
        </draw:frame>
        <draw:frame draw:style-name="gr6" draw:text-style-name="P5" draw:layer="layout" svg:width="1.2cm" svg:height="1cm" svg:x="5cm" svg:y="7.6cm">
          <draw:text-box>
            <text:p><text:span text:style-name="T3">F</text:span></text:p>
          </draw:text-box>
        </draw:frame>
        <draw:frame draw:style-name="gr7" draw:text-style-name="P5" draw:layer="layout" svg:width="1.2cm" svg:height="0.8cm" svg:x="16.9cm" svg:y="7.6cm">
          <draw:text-box>
            <text:p><text:span text:style-name="T3">G</text:span></text:p>
          </draw:text-box>
        </draw:frame>
        <draw:frame draw:style-name="gr6" draw:text-style-name="P5" draw:layer="layout" svg:width="1.2cm" svg:height="1cm" svg:x="1.9cm" svg:y="7.6cm">
          <draw:text-box>
            <text:p><text:span text:style-name="T3">G</text:span></text:p>
          </draw:text-box>
        </draw:frame>
        <draw:line draw:style-name="gr8" draw:text-style-name="P4" draw:layer="layout" svg:x1="4cm" svg:y1="6cm" svg:x2="4cm" svg:y2="13.1cm">
          <text:p/>
        </draw:line>
        <draw:line draw:style-name="gr8" draw:text-style-name="P4" draw:layer="layout" svg:x1="5.5cm" svg:y1="5cm" svg:x2="5.5cm" svg:y2="11.1cm">
          <text:p/>
        </draw:line>
        <draw:line draw:style-name="gr8" draw:text-style-name="P4" draw:layer="layout" svg:x1="7cm" svg:y1="6cm" svg:x2="7cm" svg:y2="7.6cm">
          <text:p/>
        </draw:line>
        <draw:line draw:style-name="gr8" draw:text-style-name="P4" draw:layer="layout" svg:x1="10cm" svg:y1="6cm" svg:x2="10cm" svg:y2="15.1cm">
          <text:p/>
        </draw:line>
        <draw:line draw:style-name="gr8" draw:text-style-name="P4" draw:layer="layout" svg:x1="11.5cm" svg:y1="5cm" svg:x2="11.5cm" svg:y2="11.102cm">
          <text:p/>
        </draw:line>
        <draw:line draw:style-name="gr8" draw:text-style-name="P4" draw:layer="layout" svg:x1="13cm" svg:y1="6cm" svg:x2="13cm" svg:y2="13.1cm">
          <text:p/>
        </draw:line>
        <draw:line draw:style-name="gr8" draw:text-style-name="P4" draw:layer="layout" svg:x1="22cm" svg:y1="6cm" svg:x2="22.001cm" svg:y2="15.049cm">
          <text:p/>
        </draw:line>
        <draw:custom-shape draw:style-name="gr9" draw:text-style-name="P6" draw:layer="layout" svg:width="9cm" svg:height="1cm" svg:x="4cm" svg:y="12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1cm" svg:x="5.5cm" svg:y="10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2cm" svg:height="1cm" svg:x="10cm" svg:y="14.54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7cm" svg:height="0.645cm" svg:x="5.3cm" svg:y="10.068cm">
          <draw:text-box>
            <text:p><text:span text:style-name="T4">Input</text:span></text:p>
          </draw:text-box>
        </draw:frame>
        <draw:frame draw:style-name="gr12" draw:text-style-name="P9" draw:layer="layout" svg:width="1.7cm" svg:height="0.645cm" svg:x="10.1cm" svg:y="10.055cm">
          <draw:text-box>
            <text:p><text:span text:style-name="T4">Output</text:span></text:p>
          </draw:text-box>
        </draw:frame>
        <draw:frame draw:style-name="gr12" draw:text-style-name="P9" draw:layer="layout" svg:width="1.7cm" svg:height="0.645cm" svg:x="20.6cm" svg:y="14cm">
          <draw:text-box>
            <text:p><text:span text:style-name="T4">Entrate</text:span></text:p>
          </draw:text-box>
        </draw:frame>
        <draw:frame draw:style-name="gr12" draw:text-style-name="P9" draw:layer="layout" svg:width="1.7cm" svg:height="0.645cm" svg:x="11.6cm" svg:y="12.1cm">
          <draw:text-box>
            <text:p><text:span text:style-name="T4">Ricavo</text:span></text:p>
          </draw:text-box>
        </draw:frame>
        <draw:frame draw:style-name="gr12" draw:text-style-name="P9" draw:layer="layout" svg:width="1.7cm" svg:height="0.645cm" svg:x="9.9cm" svg:y="14.055cm">
          <draw:text-box>
            <text:p><text:span text:style-name="T4">Uscite</text:span></text:p>
          </draw:text-box>
        </draw:frame>
        <draw:frame draw:style-name="gr12" draw:text-style-name="P9" draw:layer="layout" svg:width="1.7cm" svg:height="0.645cm" svg:x="3.8cm" svg:y="12cm">
          <draw:text-box>
            <text:p><text:span text:style-name="T4">Costo</text:span></text:p>
          </draw:text-box>
        </draw:frame>
        <draw:frame draw:style-name="gr3" draw:text-style-name="P2" draw:layer="layout" svg:width="3.5cm" svg:height="1.2cm" svg:x="0.8cm" svg:y="10.6cm">
          <draw:text-box>
            <text:p><text:span text:style-name="T1">Ciclo tecnico-produttivo</text:span></text:p>
          </draw:text-box>
        </draw:frame>
        <draw:frame draw:style-name="gr2" draw:text-style-name="P2" draw:layer="layout" svg:width="2.424cm" svg:height="0.963cm" svg:x="5.776cm" svg:y="5.199cm">
          <draw:text-box>
            <text:p><text:span text:style-name="T1">Contratto con Omega srl</text:span></text:p>
          </draw:text-box>
        </draw:frame>
        <draw:frame draw:style-name="gr2" draw:text-style-name="P2" draw:layer="layout" svg:width="2.4cm" svg:height="0.963cm" svg:x="8.8cm" svg:y="5.2cm">
          <draw:text-box>
            <text:p><text:span text:style-name="T1">Pagamento a Syco Ltd</text:span></text:p>
          </draw:text-box>
        </draw:frame>
        <draw:frame draw:style-name="gr13" draw:text-style-name="P2" draw:layer="layout" svg:width="2.6cm" svg:height="0.607cm" svg:x="10.3cm" svg:y="4.5cm">
          <draw:text-box>
            <text:p><text:span text:style-name="T1">Prodotto finito</text:span></text:p>
          </draw:text-box>
        </draw:frame>
        <draw:frame draw:style-name="gr2" draw:text-style-name="P2" draw:layer="layout" svg:width="2.4cm" svg:height="0.963cm" svg:x="11.9cm" svg:y="5.2cm">
          <draw:text-box>
            <text:p><text:span text:style-name="T1">Consegna a Omega srl</text:span></text:p>
          </draw:text-box>
        </draw:frame>
        <draw:frame draw:style-name="gr2" draw:text-style-name="P2" draw:layer="layout" svg:width="2.1cm" svg:height="0.963cm" svg:x="21cm" svg:y="5.2cm">
          <draw:text-box>
            <text:p><text:span text:style-name="T1">Incasso da Omega srl</text:span></text:p>
          </draw:text-box>
        </draw:frame>
        <draw:frame draw:style-name="gr14" draw:text-style-name="P2" draw:layer="layout" svg:width="4.3cm" svg:height="1.319cm" svg:x="0.9cm" svg:y="0.981cm">
          <draw:text-box>
            <text:p><text:span text:style-name="T1">Michele Ladisa Classe 5ic</text:span></text:p>
          </draw:text-box>
        </draw:frame>
        <draw:frame draw:style-name="gr3" draw:text-style-name="P2" draw:layer="layout" svg:width="2.4cm" svg:height="1.2cm" svg:x="2.9cm" svg:y="5.2cm">
          <draw:text-box>
            <text:p><text:span text:style-name="T1">Contratto con Syco Ltd</text:span></text:p>
          </draw:text-box>
        </draw:frame>
        <draw:frame draw:style-name="gr15" draw:text-style-name="P11" draw:layer="layout" svg:width="7.7cm" svg:height="0.725cm" svg:x="11.2cm" svg:y="1.075cm">
          <draw:text-box>
            <text:p text:style-name="P10"><text:span text:style-name="T5">Cicli aziendali dell’azienda AER sp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0:16:24.806000000</meta:creation-date>
    <dc:date>2018-02-28T00:57:44.712000000</dc:date>
    <meta:editing-duration>PT5M33S</meta:editing-duration>
    <meta:editing-cycles>2</meta:editing-cycles>
    <meta:generator>LibreOffice/6.0.1.1$Windows_X86_64 LibreOffice_project/60bfb1526849283ce2491346ed2aa51c465abfe6</meta:generator>
    <meta:document-statistic meta:object-count="131"/>
  </office:meta>
</office:document-meta>
</file>